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3edb" officeooo:paragraph-rsid="00193edb"/>
    </style:style>
    <style:style style:name="P2" style:family="paragraph" style:parent-style-name="Standard">
      <style:paragraph-properties fo:text-align="start" style:justify-single-word="false"/>
      <style:text-properties officeooo:rsid="00193edb" officeooo:paragraph-rsid="00193edb"/>
    </style:style>
    <style:style style:name="P3" style:family="paragraph" style:parent-style-name="Standard">
      <style:paragraph-properties fo:text-align="start" style:justify-single-word="false"/>
      <style:text-properties officeooo:paragraph-rsid="00196273"/>
    </style:style>
    <style:style style:name="P4" style:family="paragraph" style:parent-style-name="Standard">
      <style:paragraph-properties fo:text-align="start" style:justify-single-word="false"/>
      <style:text-properties officeooo:paragraph-rsid="001b1111"/>
    </style:style>
    <style:style style:name="P5" style:family="paragraph" style:parent-style-name="Standard">
      <style:paragraph-properties fo:text-align="start" style:justify-single-word="false"/>
      <style:text-properties officeooo:rsid="00196273" officeooo:paragraph-rsid="00196273"/>
    </style:style>
    <style:style style:name="P6" style:family="paragraph" style:parent-style-name="Standard">
      <style:paragraph-properties fo:text-align="start" style:justify-single-word="false"/>
      <style:text-properties officeooo:rsid="001b1111" officeooo:paragraph-rsid="001b1111"/>
    </style:style>
    <style:style style:name="P7" style:family="paragraph" style:parent-style-name="Standard">
      <style:paragraph-properties fo:text-align="start" style:justify-single-word="false"/>
      <style:text-properties fo:font-weight="bold" officeooo:rsid="001b1111" officeooo:paragraph-rsid="001b111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fo:font-size="14pt" fo:font-weight="bold" officeooo:rsid="00196273" officeooo:paragraph-rsid="0019627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fo:font-size="14pt" fo:font-weight="bold" officeooo:rsid="001b1111" officeooo:paragraph-rsid="001b111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22pt" fo:font-style="normal" fo:font-weight="bold" officeooo:rsid="00193edb" officeooo:paragraph-rsid="00193edb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pt" officeooo:rsid="00193edb" officeooo:paragraph-rsid="00193edb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color="#808080" fo:font-size="14pt" officeooo:rsid="001b1111" officeooo:paragraph-rsid="001b1111" style:font-size-asian="14pt" style:font-size-complex="14pt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93edb" officeooo:paragraph-rsid="00193edb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196273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196273" officeooo:paragraph-rsid="00196273"/>
    </style:style>
    <style:style style:name="P16" style:family="paragraph" style:parent-style-name="Standard" style:list-style-name="L5">
      <style:paragraph-properties fo:text-align="start" style:justify-single-word="false"/>
      <style:text-properties officeooo:rsid="00196273" officeooo:paragraph-rsid="00196273"/>
    </style:style>
    <style:style style:name="P17" style:family="paragraph" style:parent-style-name="Standard" style:list-style-name="L4">
      <style:paragraph-properties fo:text-align="start" style:justify-single-word="false"/>
      <style:text-properties officeooo:rsid="001b1111" officeooo:paragraph-rsid="001b1111"/>
    </style:style>
    <style:style style:name="P18" style:family="paragraph" style:parent-style-name="Standard" style:list-style-name="L6">
      <style:paragraph-properties fo:text-align="start" style:justify-single-word="false"/>
      <style:text-properties officeooo:rsid="001b1111" officeooo:paragraph-rsid="001b1111"/>
    </style:style>
    <style:style style:name="P19" style:family="paragraph" style:parent-style-name="Standard" style:list-style-name="L8">
      <style:paragraph-properties fo:text-align="start" style:justify-single-word="false"/>
      <style:text-properties officeooo:rsid="001b1111" officeooo:paragraph-rsid="001b1111"/>
    </style:style>
    <style:style style:name="P20" style:family="paragraph" style:parent-style-name="Standard" style:list-style-name="L9">
      <style:paragraph-properties fo:text-align="start" style:justify-single-word="false"/>
      <style:text-properties officeooo:rsid="001b1111" officeooo:paragraph-rsid="001b1111"/>
    </style:style>
    <style:style style:name="P21" style:family="paragraph" style:parent-style-name="Standard" style:list-style-name="L7">
      <style:paragraph-properties fo:text-align="start" style:justify-single-word="false"/>
      <style:text-properties fo:font-weight="bold" officeooo:rsid="001b1111" officeooo:paragraph-rsid="001b1111" style:font-weight-asian="bold" style:font-weight-complex="bold"/>
    </style:style>
    <style:style style:name="P22" style:family="paragraph">
      <style:paragraph-properties fo:text-align="center"/>
    </style:style>
    <style:style style:name="T1" style:family="text">
      <style:text-properties officeooo:rsid="00196273"/>
    </style:style>
    <style:style style:name="T2" style:family="text">
      <style:text-properties officeooo:rsid="001b111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6273" style:font-weight-asian="bold" style:font-weight-complex="bold"/>
    </style:style>
    <style:style style:name="T5" style:family="text">
      <style:text-properties fo:font-weight="bold" officeooo:rsid="001f510c" style:font-weight-asian="bold" style:font-weight-complex="bold"/>
    </style:style>
    <style:style style:name="T6" style:family="text">
      <style:text-properties officeooo:rsid="001e7b14"/>
    </style:style>
    <style:style style:name="T7" style:family="text">
      <style:text-properties officeooo:rsid="001f510c"/>
    </style:style>
    <style:style style:name="T8" style:family="text">
      <style:text-properties officeooo:rsid="002183f2"/>
    </style:style>
    <style:style style:name="T9" style:family="text">
      <style:text-properties fo:color="#000080" fo:font-size="11pt" style:text-underline-style="solid" style:text-underline-width="auto" style:text-underline-color="font-color" officeooo:rsid="002183f2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2183f2" style:font-size-asian="11pt" style:font-size-complex="11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anjay Patil</text:p>
      <text:p text:style-name="P1"><text:a xlink:type="simple" xlink:href="mailto:Sanjaysr.sp@gmail.com" text:style-name="Internet_20_link" text:visited-style-name="Visited_20_Internet_20_Link">Sanjaysr.sp@gmail.com</text:a> | <text:span text:style-name="T8">+91 - </text:span>9623374557</text:p>
      <text:p text:style-name="P1"><text:a xlink:type="simple" xlink:href="https://www.linkedin.com/in/sanjay-patil-4b9788183" text:style-name="Internet_20_link" text:visited-style-name="Visited_20_Internet_20_Link"><text:span text:style-name="T10">https://www.linkedin.com/in/sanjay-patil-4b9788183</text:span></text:a><text:span text:style-name="T10"> </text:span><text:span text:style-name="T11">| </text:span><text:span text:style-name="T9">https://pportwebsite.000webhostapp.com/index.html</text:span></text:p>
      <text:p text:style-name="P11"><draw:line text:anchor-type="paragraph" draw:z-index="0" draw:name="Shape1" draw:style-name="gr1" draw:text-style-name="P22" svg:x1="-1.21cm" svg:y1="0.192cm" svg:x2="18.158cm" svg:y2="0.166cm"><text:p/></draw:line></text:p>
      <text:p text:style-name="P8">Expirience </text:p>
      <text:p text:style-name="P5"/>
      <text:list xml:id="list3586757514" text:style-name="L1">
        <text:list-item>
          <text:p text:style-name="P13"><text:span text:style-name="T3">HTML Programmer | Aptara New Media PVT. LTD. Pune. <text:s/></text:span><text:s text:c="9"/><text:span text:style-name="T6">(J</text:span>une 2019, Dec 2020)</text:p>
        </text:list-item>
      </text:list>
      <text:p text:style-name="P2"><text:tab/><text:span text:style-name="T1">As a HTML Frontend desiner</text:span></text:p>
      <text:p text:style-name="P2"><text:tab/><text:span text:style-name="T1">Using Notepad <text:s/>++, Sublime. Adobe Acrobat.</text:span></text:p>
      <text:p text:style-name="P2"/>
      <text:p text:style-name="P8">Education</text:p>
      <text:p text:style-name="P5"/>
      <text:list xml:id="list2019575483" text:style-name="L2">
        <text:list-item>
          <text:p text:style-name="P14"><text:span text:style-name="T4">BCA – </text:span><text:span text:style-name="T5">B</text:span><text:span text:style-name="T4">achelor of Computer Application</text:span><text:span text:style-name="T1"><text:tab/><text:tab/><text:tab/> <text:s text:c="19"/>(2011 - 2015)</text:span></text:p>
        </text:list-item>
      </text:list>
      <text:p text:style-name="P3"><text:tab/><text:span text:style-name="T1">Shivaji University, Kolhapur.</text:span></text:p>
      <text:p text:style-name="P3"><text:tab/><text:span text:style-name="T1">Gopal Krishana Gokhale Collage, Kolhapur.</text:span></text:p>
      <text:list xml:id="list143184564" text:style-name="L3">
        <text:list-item>
          <text:p text:style-name="P15"><text:span text:style-name="T3">XII th (Science)<text:tab/></text:span><text:tab/><text:tab/><text:tab/><text:tab/><text:tab/><text:tab/><text:tab/> <text:s text:c="6"/>(2009 – 2011)</text:p>
        </text:list-item>
      </text:list>
      <text:p text:style-name="P5"><text:tab/></text:p>
      <text:p text:style-name="P8">Projects</text:p>
      <text:p text:style-name="P5"/>
      <text:list xml:id="list1196206291" text:style-name="L4">
        <text:list-item>
          <text:p text:style-name="P17"><text:span text:style-name="T3">PPW – Personael Portfolio Website.<text:tab/></text:span><text:tab/><text:tab/><text:tab/><text:tab/><text:tab/><text:tab/></text:p>
        </text:list-item>
      </text:list>
      <text:p text:style-name="P6"><text:tab/>To introduce myself as ifective interface using the personlale Portfolio.</text:p>
      <text:p text:style-name="P6"><text:tab/>With HTML, CSS, JavaScript, VS code. As Desiner, coder, Tester.</text:p>
      <text:p text:style-name="P5"/>
      <text:list xml:id="list4088577236" text:style-name="L5">
        <text:list-item>
          <text:p text:style-name="P16"><text:span text:style-name="T3">SI Managenent – Stalk and Inventory Manegement<text:tab/></text:span><text:tab/>(Dec 2014, April 2015)</text:p>
        </text:list-item>
      </text:list>
      <text:p text:style-name="P5"><text:tab/>This system specifies day to day opretions on “Stalk and Incentory” which enable maintain <text:tab/>entrees using electronic media to keep all records of all Inven<text:span text:style-name="T7">t</text:span>orys in the particuler day.</text:p>
      <text:p text:style-name="P5"><text:tab/>As Desine<text:span text:style-name="T8">r</text:span> frontend using Java, MySQL,VS Code.</text:p>
      <text:p text:style-name="P5"/>
      <text:list xml:id="list209947227" text:style-name="L6">
        <text:list-item>
          <text:p text:style-name="P18"><text:span text:style-name="T3">Smart Investment<text:tab/></text:span><text:tab/><text:tab/><text:tab/><text:tab/><text:tab/><text:tab/><text:span text:style-name="T1"> (Dec 201</text:span>3<text:span text:style-name="T1">, April 201</text:span>4<text:span text:style-name="T1">)</text:span></text:p>
        </text:list-item>
      </text:list>
      <text:p text:style-name="P4"><text:span text:style-name="T2"><text:tab/></text:span><text:span text:style-name="T1">This system specifies day to day opretions on “</text:span><text:span text:style-name="T7">Smart</text:span><text:span text:style-name="T1"> </text:span><text:span text:style-name="T7">Investment</text:span><text:span text:style-name="T1">” which enable maintain <text:tab/>entrees using electronic media to keep all records of all </text:span><text:span text:style-name="T7">Investments</text:span><text:span text:style-name="T1"> in the particuler day.</text:span></text:p>
      <text:p text:style-name="P4"><text:span text:style-name="T1"><text:tab/>As Desine</text:span><text:span text:style-name="T8">r</text:span><text:span text:style-name="T1"> frontend using </text:span><text:span text:style-name="T2">HTML</text:span><text:span text:style-name="T1">, </text:span><text:span text:style-name="T2">MS_Acces</text:span><text:span text:style-name="T1">, </text:span><text:span text:style-name="T2">Notepad, Notepad++</text:span><text:span text:style-name="T1">.</text:span></text:p>
      <text:p text:style-name="P5"><text:tab/></text:p>
      <text:p text:style-name="P5"/>
      <text:p text:style-name="P9">Skills</text:p>
      <text:p text:style-name="P6"/>
      <text:list xml:id="list1371535937" text:style-name="L7">
        <text:list-item>
          <text:p text:style-name="P21">Core Java <text:s text:c="8"/></text:p>
        </text:list-item>
        <text:list-item>
          <text:p text:style-name="P21">HTML</text:p>
        </text:list-item>
        <text:list-item>
          <text:p text:style-name="P21">PostgreSQL</text:p>
        </text:list-item>
        <text:list-item>
          <text:p text:style-name="P21">Spring Boot, Hibernate</text:p>
        </text:list-item>
        <text:list-item>
          <text:p text:style-name="P21">Git</text:p>
        </text:list-item>
      </text:list>
      <text:p text:style-name="P7"/>
      <text:p text:style-name="P9">Presonal Information</text:p>
      <text:p text:style-name="P6"><text:tab/></text:p>
      <text:list xml:id="list1623964469" text:style-name="L8">
        <text:list-item>
          <text:p text:style-name="P19">Date of Birth : <text:s/>March 16, 1993.</text:p>
        </text:list-item>
        <text:list-item>
          <text:p text:style-name="P19">Marital Status : Single.</text:p>
        </text:list-item>
        <text:list-item>
          <text:p text:style-name="P19">Languade : English, Marathi, Hindi.</text:p>
        </text:list-item>
      </text:list>
      <text:p text:style-name="P6"/>
      <text:p text:style-name="P6"/>
      <text:p text:style-name="P12">Thank You...</text:p>
      <text:list xml:id="list1023922345" text:style-name="L9">
        <text:list-header>
          <text:p text:style-name="P20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1:57:56.330506646</meta:creation-date>
    <dc:date>2022-04-11T10:33:48.102218024</dc:date>
    <meta:editing-duration>PT1H16M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7" meta:word-count="214" meta:character-count="1496" meta:non-whitespace-character-count="1238"/>
  </office:meta>
</office:document-meta>
</file>